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rsid="00190670" officeooo:paragraph-rsid="000e694f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fo:font-weight="normal" officeooo:rsid="00190670" officeooo:paragraph-rsid="000e694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90670" officeooo:paragraph-rsid="000e694f" style:font-size-asian="17.5pt" style:font-weight-asian="bold" style:font-size-complex="20pt" style:font-weight-complex="bold"/>
    </style:style>
    <style:style style:name="T1" style:family="text">
      <style:text-properties officeooo:rsid="0021acd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.3</text:p>
      <text:p text:style-name="P3"/>
      <text:p text:style-name="P1">Q1) Does ANSI recongnize the data <text:s/>type DATE?</text:p>
      <text:p text:style-name="P1">Ans:</text:p>
      <text:list xml:id="list298661690" text:style-name="L1">
        <text:list-item>
          <text:p text:style-name="P2"><text:span text:style-name="T1">NO</text:span>,ANSi recongnize the data type DATE.</text:p>
        </text:list-item>
        <text:list-item>
          <text:p text:style-name="P2">Internally DATE is stored as a fixed lenght number and it occupies the <text:s/>7 bytes of Storage.</text:p>
        </text:list-item>
      </text:list>
      <text:p text:style-name="P1"/>
      <text:p text:style-name="P1">Q2)Which subdivision of sql is used to insert values in the table?</text:p>
      <text:p text:style-name="P1">An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57:10.119479502</meta:creation-date>
    <dc:date>2023-09-12T16:57:55.351715393</dc:date>
    <meta:editing-duration>PT4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49" meta:character-count="265" meta:non-whitespace-character-count="223"/>
  </office:meta>
</office:document-meta>
</file>